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NodeBuilder.buildNode( Configuration confi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ipelineNodeBuilder.has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NodeBuilder.setBuilder( TreeBuilder treeBui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